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 fo:margin-bottom="10.00pt"/>
    </style:style>
    <style:style style:name="P3" style:family="paragraph">
      <style:paragraph-properties fo:line-height="100.00%" fo:text-align="left" fo:margin-left="36.00pt" fo:text-indent="0.00pt" fo:margin-bottom="10.00pt"/>
    </style:style>
    <text:list-style style:name="L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 fo:margin-bottom="10.00pt"/>
    </style:style>
    <style:style style:name="P5" style:family="paragraph">
      <style:paragraph-properties fo:line-height="100.00%" fo:text-align="left" fo:margin-left="36.00pt" fo:text-indent="0.00pt" fo:margin-bottom="10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 fo:margin-bottom="10.00pt"/>
    </style:style>
    <style:style style:name="P7" style:family="paragraph">
      <style:paragraph-properties fo:line-height="100.00%" fo:text-align="left" fo:margin-left="36.00pt" fo:text-indent="0.00p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left="36.00pt" fo:text-indent="0.00p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left="36.00pt" fo:text-indent="0.00pt" fo:margin-bottom="10.00p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list text:style-name="L2">
        <text:list-item>
          <text:p text:style-name="P2"><text:span text:style-name="T2">Table Name:<text:s text:c="2"/>Student </text:span></text:p>
        </text:list-item>
      </text:list>
      <text:p text:style-name="P3"><text:span text:style-name="T2">Columns:<text:s text:c="7"/>StdNo, StdName, StdAddress, StdCity, StdState, StdZip, StdEmail</text:span></text:p>
      <text:p text:style-name="P3"><text:span text:style-name="T2">Primary key:<text:s text:c="2"/>StdNo</text:span></text:p>
      <text:p text:style-name="P3"><text:span text:style-name="T3"/></text:p>
      <text:list text:style-name="L4">
        <text:list-item>
          <text:p text:style-name="P4"><text:span text:style-name="T4">Table Name:<text:s text:c="2"/>Lender</text:span></text:p>
        </text:list-item>
      </text:list>
      <text:p text:style-name="P5"><text:span text:style-name="T4">Columns:<text:s text:c="8"/>LenderNo,LenderName</text:span></text:p>
      <text:p text:style-name="P5"><text:span text:style-name="T4">Primary key:<text:s text:c="3"/>LenderNo</text:span><text:span text:style-name="T5"/></text:p>
      <text:list text:style-name="L6">
        <text:list-item>
          <text:p text:style-name="P6"><text:span text:style-name="T6">Table Name:<text:s text:c="2"/>Institution</text:span></text:p>
        </text:list-item>
      </text:list>
      <text:p text:style-name="P7"><text:span text:style-name="T6">Columns:<text:s text:c="7"/>InstID,InstName,InstMascot</text:span></text:p>
      <text:p text:style-name="P7"><text:span text:style-name="T6">Primary key:<text:s text:c="3"/>InstID</text:span></text:p>
      <text:p text:style-name="P7"><text:span text:style-name="T6"/></text:p>
      <text:p text:style-name="P8"><text:span text:style-name="T7"><text:tab/></text:span><text:span text:style-name="T8">Table Name: Loan</text:span></text:p>
      <text:p text:style-name="P9"><text:span text:style-name="T8">Columns:</text:span><text:span text:style-name="T9">LoanNo</text:span><text:span text:style-name="T10">,StdNo,LenderNo,InstID,ProcDate,DisbMethod,DisbBank,DateAuth,NoteValue,Subsidized,Rate</text:span></text:p>
      <text:p text:style-name="P9"><text:span text:style-name="T10"><text:line-break/>FOREIGN KEY(StdNo) REFERENCES Student<text:line-break/>FOREIGN KEY(LenderNo) REFERENCES Lender<text:line-break/>FOREIGN KEY(InstID) REFERENCES Institution<text:line-break/>StdNo<text:s text:c="11"/>NOT NULL<text:line-break/>lenderNo<text:s text:c="5"/>NOT NULL<text:line-break/>InstID<text:s text:c="11"/>NOT NULL</text:span></text:p>
      <text:p text:style-name="P9"><text:span text:style-name="T10">Primary key: LoanNo</text:span></text:p>
      <text:p text:style-name="P9"><text:span text:style-name="T11"/></text:p>
      <text:p text:style-name="P10"><text:span text:style-name="T11"><text:tab/></text:span><text:span text:style-name="T12">Table Name: DisburseLine</text:span></text:p>
      <text:p text:style-name="P11"><text:span text:style-name="T12">Columns:<text:s text:c="6"/>LoanNo,</text:span><text:span text:style-name="T13">DateSent</text:span><text:span text:style-name="T14">,Amount,OrigFee,GuarFee<text:line-break/><text:s text:c="21"/>FOREIGN KEY(LoanNo) REFERNCES Loan<text:line-break/><text:s text:c="9"/><text:tab/><text:s text:c="9"/>LoanNo<text:s text:c="3"/>NOT NULL</text:span></text:p>
      <text:p text:style-name="P11"><text:span text:style-name="T14">Primary key:<text:s text:c="2"/>DateSent</text:span></text:p>
      <text:p text:style-name="P12"><text:span text:style-name="T1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